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0]=&quot;&quot;;&quot;&quot;;ROW([.B50])-1)" office:value-type="float" office:value="49" calcext:value-type="float">
            <text:p>49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and the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1]=&quot;&quot;;&quot;&quot;;ROW([.B51])-1)" office:value-type="float" office:value="50" calcext:value-type="float">
            <text:p>50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 Modeling Int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2]=&quot;&quot;;&quot;&quot;;ROW([.B52])-1)" office:value-type="float" office:value="51" calcext:value-type="float">
            <text:p>51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he MongoDB Shel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3]=&quot;&quot;;&quot;&quot;;ROW([.B53])-1)" office:value-type="float" office:value="52" calcext:value-type="float">
            <text:p>52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nnecting to a MongoDB Databas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4]=&quot;&quot;;&quot;&quot;;ROW([.B54])-1)" office:value-type="float" office:value="53" calcext:value-type="float">
            <text:p>5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Insert and Find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5]=&quot;&quot;;&quot;&quot;;ROW([.B55])-1)" office:value-type="float" office:value="54" calcext:value-type="float">
            <text:p>54</text:p>
          </table:table-cell>
          <table:table-cell office:value-type="date" office:date-value="2026-02-06" calcext:value-type="date">
            <text:p>06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Replace and Delete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6]=&quot;&quot;;&quot;&quot;;ROW([.B56])-1)" office:value-type="float" office:value="55" calcext:value-type="float">
            <text:p>55</text:p>
          </table:table-cell>
          <table:table-cell office:value-type="date" office:date-value="2026-02-09" calcext:value-type="date">
            <text:p>09/02/2026</text:p>
          </table:table-cell>
          <table:table-cell office:value-type="string" calcext:value-type="string">
            <text:p>Alur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mersão Dados com Python II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7]=&quot;&quot;;&quot;&quot;;ROW([.B57])-1)" office:value-type="float" office:value="56" calcext:value-type="float">
            <text:p>56</text:p>
          </table:table-cell>
          <table:table-cell office:value-type="date" office:date-value="2026-02-10" calcext:value-type="date">
            <text:p>10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Modifying Query Resul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8]=&quot;&quot;;&quot;&quot;;ROW([.B58])-1)" office:value-type="float" office:value="57" calcext:value-type="float">
            <text:p>57</text:p>
          </table:table-cell>
          <table:table-cell office:value-type="date" office:date-value="2026-02-17" calcext:value-type="date">
            <text:p>17/02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ux p/ Servidores Protheus + Arq. Instalação V. 12.1.2410+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9]=&quot;&quot;;&quot;&quot;;ROW([.B59])-1)" office:value-type="float" office:value="58" calcext:value-type="float">
            <text:p>58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Overview: Core Concepts and Architectur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0]=&quot;&quot;;&quot;&quot;;ROW([.B60])-1)" office:value-type="float" office:value="59" calcext:value-type="float">
            <text:p>59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rom Relational Model (SQL) to MongoDB’s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1]=&quot;&quot;;&quot;&quot;;ROW([.B61])-1)" office:value-type="float" office:value="60" calcext:value-type="float">
            <text:p>60</text:p>
          </table:table-cell>
          <table:table-cell office:value-type="date" office:date-value="2026-03-01" calcext:value-type="date">
            <text:p>01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omine Administração de Bancos de Dados com DB2 IBM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2]=&quot;&quot;;&quot;&quot;;ROW([.B62])-1)" office:value-type="float" office:value="61" calcext:value-type="float">
            <text:p>61</text:p>
          </table:table-cell>
          <table:table-cell office:value-type="date" office:date-value="2026-03-12" calcext:value-type="date">
            <text:p>12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3]=&quot;&quot;;&quot;&quot;;ROW([.B63])-1)" office:value-type="float" office:value="62" calcext:value-type="float">
            <text:p>62</text:p>
          </table:table-cell>
          <table:table-cell office:value-type="date" office:date-value="2026-03-13" calcext:value-type="date">
            <text:p>13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 II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4]=&quot;&quot;;&quot;&quot;;ROW([.B64])-1)" office:value-type="float" office:value="63" calcext:value-type="float">
            <text:p>63</text:p>
          </table:table-cell>
          <table:table-cell office:value-type="date" office:date-value="2026-03-18" calcext:value-type="date">
            <text:p>18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BA SQL Server Essencial – Aprenda do Zero!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5]=&quot;&quot;;&quot;&quot;;ROW([.B65])-1)" office:value-type="float" office:value="64" calcext:value-type="float">
            <text:p>64</text:p>
          </table:table-cell>
          <table:table-cell office:value-type="date" office:date-value="2026-03-18" calcext:value-type="date">
            <text:p>18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aster Power BI – De A à Z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6]=&quot;&quot;;&quot;&quot;;ROW([.B66])-1)" office:value-type="float" office:value="65" calcext:value-type="float">
            <text:p>65</text:p>
          </table:table-cell>
          <table:table-cell office:value-type="date" office:date-value="2026-03-19" calcext:value-type="date">
            <text:p>19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Logging Basic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7]=&quot;&quot;;&quot;&quot;;ROW([.B67])-1)" office:value-type="float" office:value="66" calcext:value-type="float">
            <text:p>66</text:p>
          </table:table-cell>
          <table:table-cell office:value-type="date" office:date-value="2026-03-19" calcext:value-type="date">
            <text:p>19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ominando scripts PowerShell para o SQL Serv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8]=&quot;&quot;;&quot;&quot;;ROW([.B68])-1)" office:value-type="float" office:value="67" calcext:value-type="float">
            <text:p>67</text:p>
          </table:table-cell>
          <table:table-cell office:value-type="date" office:date-value="2026-03-20" calcext:value-type="date">
            <text:p>20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base Administrator Tool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9]=&quot;&quot;;&quot;&quot;;ROW([.B69])-1)" office:value-type="float" office:value="68" calcext:value-type="float">
            <text:p>68</text:p>
          </table:table-cell>
          <table:table-cell office:value-type="date" office:date-value="2026-03-23" calcext:value-type="date">
            <text:p>23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BA Oracle Essencial – Aprenda do zero!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6-03-23T11:08:43.107015087</dc:date>
    <meta:editing-duration>PT1H24M25S</meta:editing-duration>
    <meta:editing-cycles>42</meta:editing-cycles>
    <meta:generator>LibreOffice/7.3.7.2$Linux_X86_64 LibreOffice_project/30$Build-2</meta:generator>
    <meta:document-statistic meta:table-count="1" meta:cell-count="483" meta:object-count="0"/>
  </office:meta>
</office:document-meta>
</file>